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8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98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84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r12" style:family="presentation" style:parent-style-name="Default11-notes">
      <style:graphic-properties draw:fill-color="#ffffff" draw:auto-grow-height="true" fo:min-height="12.572cm"/>
    </style:style>
    <style:style style:name="pr13" style:family="presentation" style:parent-style-name="Default12-notes">
      <style:graphic-properties draw:fill-color="#ffffff" draw:auto-grow-height="true" fo:min-height="12.572cm"/>
    </style:style>
    <style:style style:name="pr14" style:family="presentation" style:parent-style-name="Default13-notes">
      <style:graphic-properties draw:fill-color="#ffffff" draw:auto-grow-height="true" fo:min-height="12.572cm"/>
    </style:style>
    <style:style style:name="pr15" style:family="presentation" style:parent-style-name="Default14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style:font-size-asian="36pt" style:font-size-complex="36pt"/>
    </style:style>
    <style:style style:name="P5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6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.318cm" fo:margin-right="0cm" fo:text-indent="0cm"/>
    </style:style>
    <style:style style:name="P10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1" fo:font-size="32pt" fo:text-shadow="1pt 1pt" style:font-size-asian="32pt" style:font-size-complex="32pt"/>
    </style:style>
    <style:style style:name="T6" style:family="text">
      <style:text-properties fo:color="#000000" style:font-name="Segoe UI Semibold" fo:font-size="26pt" fo:text-shadow="none" style:font-size-asian="26pt" style:font-size-complex="26pt"/>
    </style:style>
    <style:style style:name="T7" style:family="text">
      <style:text-properties fo:color="#000000" style:font-name="Segoe UI Semibold" fo:font-size="32pt" fo:text-shadow="none" style:font-size-asian="32pt" style:font-size-complex="32pt"/>
    </style:style>
    <style:style style:name="T8" style:family="text">
      <style:text-properties fo:color="#ffffff" style:font-name="Segoe UI1" fo:font-size="26pt" fo:text-shadow="1pt 1pt" style:font-size-asian="26pt" style:font-size-complex="26pt"/>
    </style:style>
    <style:style style:name="T9" style:family="text">
      <style:text-properties fo:color="#000000" style:font-name="Segoe UI1" fo:font-size="20pt" fo:text-shadow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762cm">
          <draw:text-box>
            <text:p text:style-name="P1"><text:span text:style-name="T1">HYMN #357</text:span></text:p>
            <text:p text:style-name="P1"><text:span text:style-name="T2">“</text:span><text:span text:style-name="T2">O Come, O Come, Emmanuel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5.146cm" svg:height="7.011cm" svg:x="1.338cm" svg:y="1.053cm">
          <draw:text-box>
            <text:p text:style-name="P1"><text:span text:style-name="T3">1.</text:span><text:span text:style-name="T4"> O come, O come, Emmanuel,</text:span><text:span text:style-name="T4"><text:line-break/></text:span><text:span text:style-name="T4">And ransom captive Israel,</text:span><text:span text:style-name="T4"><text:line-break/></text:span><text:span text:style-name="T4">That mourns in lonely exile here</text:span><text:span text:style-name="T4"><text:line-break/></text:span><text:span text:style-name="T4">Until the Son of God appea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4" draw:text-style-name="P6" draw:layer="layout" svg:width="25.654cm" svg:height="3.631cm" svg:x="1.27cm" svg:y="0.942cm">
          <draw:text-box>
            <text:p text:style-name="P5"><text:span text:style-name="T5"><text:s text:c="4"/></text:span><text:span text:style-name="T6">Refrain: </text:span><text:span text:style-name="T7"><text:s/></text:span><text:span text:style-name="T4">Rejoice! Rejoice! Emmanuel</text:span><text:span text:style-name="T4"><text:line-break/></text:span><text:span text:style-name="T4"> <text:s text:c="13"/>Shall come to thee, O Israel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3" draw:text-style-name="P7" draw:layer="layout" svg:width="25.654cm" svg:height="7.011cm" svg:x="1.27cm" svg:y="1.117cm">
          <draw:text-box>
            <text:p text:style-name="P1"><text:span text:style-name="T3">2.</text:span><text:span text:style-name="T4"> O come, Thou Wisdom from on high,</text:span><text:span text:style-name="T4"><text:line-break/></text:span><text:span text:style-name="T4">Who ord’rest all things mightily;</text:span><text:span text:style-name="T4"><text:line-break/></text:span><text:span text:style-name="T4">To us the path of knowledge show,</text:span><text:span text:style-name="T4"><text:line-break/></text:span><text:span text:style-name="T4">And teach us in her ways to go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4" presentation:presentation-page-layout-name="AL1T0">
        <draw:frame draw:style-name="gr4" draw:text-style-name="P6" draw:layer="layout" svg:width="25.654cm" svg:height="3.631cm" svg:x="1.27cm" svg:y="1.016cm">
          <draw:text-box>
            <text:p text:style-name="P5"><text:span text:style-name="T5"><text:s text:c="4"/></text:span><text:span text:style-name="T6">Refrain: </text:span><text:span text:style-name="T7"><text:s/></text:span><text:span text:style-name="T4">Rejoice! Rejoice! Emmanuel</text:span><text:span text:style-name="T4"><text:line-break/></text:span><text:span text:style-name="T4"> <text:s text:c="13"/>Shall come to thee, O Israel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Default5" presentation:presentation-page-layout-name="AL1T0">
        <draw:frame draw:style-name="gr3" draw:text-style-name="P7" draw:layer="layout" svg:width="25.654cm" svg:height="7.011cm" svg:x="1.27cm" svg:y="1.117cm">
          <draw:text-box>
            <text:p text:style-name="P1"><text:span text:style-name="T3">3.</text:span><text:span text:style-name="T4"> O come, O come, Thou Lord of might,</text:span><text:span text:style-name="T4"><text:line-break/></text:span><text:span text:style-name="T4">Who to Thy tribes on Sinai’s height</text:span><text:span text:style-name="T4"><text:line-break/></text:span><text:span text:style-name="T4">In ancient times didst give the Law</text:span><text:span text:style-name="T4"><text:line-break/></text:span><text:span text:style-name="T4">In cloud and majesty and aw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6" presentation:presentation-page-layout-name="AL1T0">
        <draw:frame draw:style-name="gr4" draw:text-style-name="P6" draw:layer="layout" svg:width="25.654cm" svg:height="3.631cm" svg:x="1.27cm" svg:y="1.195cm">
          <draw:text-box>
            <text:p text:style-name="P5"><text:span text:style-name="T5"><text:s text:c="4"/></text:span><text:span text:style-name="T6">Refrain: </text:span><text:span text:style-name="T7"><text:s/></text:span><text:span text:style-name="T4">Rejoice! Rejoice! Emmanuel</text:span><text:span text:style-name="T4"><text:line-break/></text:span><text:span text:style-name="T4"> <text:s text:c="13"/>Shall come to thee, O Israel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7" draw:master-page-name="Default7" presentation:presentation-page-layout-name="AL1T0">
        <draw:frame draw:style-name="gr3" draw:text-style-name="P7" draw:layer="layout" svg:width="25.654cm" svg:height="7.011cm" svg:x="1.27cm" svg:y="0.919cm">
          <draw:text-box>
            <text:p text:style-name="P1"><text:span text:style-name="T3">4.</text:span><text:span text:style-name="T4"> O come, Thou Branch of Jesse’s tree,</text:span><text:span text:style-name="T4"><text:line-break/></text:span><text:span text:style-name="T4">Free them from Satan’s tyranny</text:span><text:span text:style-name="T4"><text:line-break/></text:span><text:span text:style-name="T4">That trust Thy mighty pow’r to save,</text:span><text:span text:style-name="T4"><text:line-break/></text:span><text:span text:style-name="T4">And give them vict’ry o’er the gra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8" presentation:presentation-page-layout-name="AL1T0">
        <draw:frame draw:style-name="gr4" draw:text-style-name="P6" draw:layer="layout" svg:width="25.654cm" svg:height="3.631cm" svg:x="1.27cm" svg:y="0.941cm">
          <draw:text-box>
            <text:p text:style-name="P5"><text:span text:style-name="T5"><text:s text:c="4"/></text:span><text:span text:style-name="T6">Refrain: </text:span><text:span text:style-name="T7"><text:s/></text:span><text:span text:style-name="T4">Rejoice! Rejoice! Emmanuel</text:span><text:span text:style-name="T4"><text:line-break/></text:span><text:span text:style-name="T4"> <text:s text:c="13"/>Shall come to thee, O Israel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8" draw:master-page-name="Default9" presentation:presentation-page-layout-name="AL1T0">
        <draw:frame draw:style-name="gr3" draw:text-style-name="P7" draw:layer="layout" svg:width="25.146cm" svg:height="7.011cm" svg:x="1.27cm" svg:y="1.016cm">
          <draw:text-box>
            <text:p text:style-name="P1"><text:span text:style-name="T3">5.</text:span><text:span text:style-name="T4"> O come, Thou Key of David, come,</text:span><text:span text:style-name="T4"><text:line-break/></text:span><text:span text:style-name="T4">And open wide our heav’nly home;</text:span><text:span text:style-name="T4"><text:line-break/></text:span><text:span text:style-name="T4">Make safe the way that leads on high,</text:span><text:span text:style-name="T4"><text:line-break/></text:span><text:span text:style-name="T4">And close the path to miser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10" presentation:presentation-page-layout-name="AL1T0">
        <draw:frame draw:style-name="gr4" draw:text-style-name="P6" draw:layer="layout" svg:width="25.4cm" svg:height="3.631cm" svg:x="1.27cm" svg:y="1.016cm">
          <draw:text-box>
            <text:p text:style-name="P5"><text:span text:style-name="T5"><text:s text:c="4"/></text:span><text:span text:style-name="T6">Refrain: </text:span><text:span text:style-name="T7"><text:s/></text:span><text:span text:style-name="T4">Rejoice! Rejoice! Emmanuel</text:span><text:span text:style-name="T4"><text:line-break/></text:span><text:span text:style-name="T4"> <text:s text:c="13"/>Shall come to thee, O Israel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9" draw:master-page-name="Default11" presentation:presentation-page-layout-name="AL1T0">
        <draw:frame draw:style-name="gr3" draw:text-style-name="P7" draw:layer="layout" svg:width="25.422cm" svg:height="7.011cm" svg:x="1.248cm" svg:y="0.852cm">
          <draw:text-box>
            <text:p text:style-name="P1"><text:span text:style-name="T3">6.</text:span><text:span text:style-name="T4"> O come, Thou Dayspring from on high,</text:span><text:span text:style-name="T4"><text:line-break/></text:span><text:span text:style-name="T4">And cheer us by Thy drawing nigh;</text:span><text:span text:style-name="T4"><text:line-break/></text:span><text:span text:style-name="T4">Disperse the gloomy clouds of night,</text:span><text:span text:style-name="T4"><text:line-break/></text:span><text:span text:style-name="T4">And death’s dark shadows put to fligh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12" presentation:presentation-page-layout-name="AL1T0">
        <draw:frame draw:style-name="gr4" draw:text-style-name="P6" draw:layer="layout" svg:width="25.654cm" svg:height="3.631cm" svg:x="1.27cm" svg:y="0.941cm">
          <draw:text-box>
            <text:p text:style-name="P5"><text:span text:style-name="T5"><text:s text:c="4"/></text:span><text:span text:style-name="T6">Refrain: </text:span><text:span text:style-name="T7"><text:s/></text:span><text:span text:style-name="T4">Rejoice! Rejoice! Emmanuel</text:span><text:span text:style-name="T4"><text:line-break/></text:span><text:span text:style-name="T4"> <text:s text:c="13"/>Shall come to thee, O Israel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0" draw:master-page-name="Default13" presentation:presentation-page-layout-name="AL1T0">
        <draw:frame draw:style-name="gr5" draw:text-style-name="P10" draw:layer="layout" svg:width="25.4cm" svg:height="8.231cm" svg:x="1.27cm" svg:y="0.762cm">
          <draw:text-box>
            <text:p text:style-name="P1"><text:span text:style-name="T3">7.</text:span><text:span text:style-name="T4"> O come, Desire of nations, bind</text:span><text:span text:style-name="T4"><text:line-break/></text:span><text:span text:style-name="T4">In one the hearts of all mankind;</text:span><text:span text:style-name="T4"><text:line-break/></text:span><text:span text:style-name="T4">Bid Thou our sad divisions cease,</text:span><text:span text:style-name="T4"><text:line-break/></text:span><text:span text:style-name="T4">And be Thyself our King of Peace.</text:span></text:p>
            <text:p text:style-name="P9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14" presentation:presentation-page-layout-name="AL1T0">
        <draw:frame draw:style-name="gr6" draw:text-style-name="P6" draw:layer="layout" svg:width="25.146cm" svg:height="12.091cm" svg:x="1.359cm" svg:y="0.852cm">
          <draw:text-box>
            <text:p text:style-name="P5"><text:span text:style-name="T5"><text:s text:c="4"/></text:span><text:span text:style-name="T6">Refrain: </text:span><text:span text:style-name="T7"><text:s/></text:span><text:span text:style-name="T4">Rejoice! Rejoice! Emmanuel</text:span><text:span text:style-name="T4"><text:line-break/></text:span><text:span text:style-name="T4"> <text:s text:c="13"/>Shall come to thee, O Israel!</text:span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><text:s text:c="10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3T15:02:19.545000000</meta:creation-date>
    <dc:title>Hymn template</dc:title>
    <meta:editing-duration>PT30M48S</meta:editing-duration>
    <meta:editing-cycles>19</meta:editing-cycles>
    <meta:generator>LibreOffice/6.1.3.2$Windows_X86_64 LibreOffice_project/86daf60bf00efa86ad547e59e09d6bb77c699acb</meta:generator>
    <meta:initial-creator>Arthur Hoch</meta:initial-creator>
    <dc:date>2019-01-14T15:46:40.634000000</dc:date>
    <meta:document-statistic meta:object-count="246"/>
    <meta:template xlink:type="simple" xlink:actuate="onRequest" xlink:title="Hymn template" xlink:href="../../AppData/Roaming/LibreOffice/4/user/template/Worship%20Templsates/Hymn%20template.otp" meta:date="2014-12-13T15:02:19.217000000"/>
  </office:meta>
</office:document-meta>
</file>